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F000000531691F266.png" manifest:media-type="image/png"/>
  <manifest:file-entry manifest:full-path="Pictures/2000001A000001F1000001335865BB64.svm" manifest:media-type=""/>
  <manifest:file-entry manifest:full-path="Pictures/2000000A00000098000000A2F62FC429.svm" manifest:media-type=""/>
  <manifest:file-entry manifest:full-path="Pictures/2000000A000000A5000000E621BCF665.svm" manifest:media-type=""/>
  <manifest:file-entry manifest:full-path="Pictures/2000000A000000DD000000F3EF1F5CA3.svm" manifest:media-type=""/>
  <manifest:file-entry manifest:full-path="Pictures/2000000A000000F7000001026851645F.svm" manifest:media-type=""/>
  <manifest:file-entry manifest:full-path="Pictures/2000001200000192000001090A286E66.svm" manifest:media-type=""/>
  <manifest:file-entry manifest:full-path="Pictures/200000120000018900000108F85DF76E.svm" manifest:media-type=""/>
  <manifest:file-entry manifest:full-path="Pictures/2000000A00000094000000FFF4CA361C.svm" manifest:media-type=""/>
  <manifest:file-entry manifest:full-path="Pictures/2000000A000000FE000000F31B1A7BCE.svm" manifest:media-type=""/>
  <manifest:file-entry manifest:full-path="Pictures/2000000A00000CF80000013C6285C6A7.svm" manifest:media-type=""/>
  <manifest:file-entry manifest:full-path="Pictures/20000012000001510000011E1119C562.svm" manifest:media-type=""/>
  <manifest:file-entry manifest:full-path="Pictures/2000000A000000BC0000013F0AAEAA0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 draw:fill-hatch-solid="true" draw:textarea-horizontal-align="justify" draw:textarea-vertical-align="middle" draw:auto-grow-height="false"/>
    </style:style>
    <style:style style:name="gr2" style:family="graphic" style:parent-style-name="standard">
      <style:graphic-properties svg:stroke-width="0.03cm" draw:marker-start="Line_20_Arrow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Fine_20_Dashed" svg:stroke-width="0.05cm" svg:stroke-color="#b3b3b3" draw:marker-start-width="0.28cm" draw:marker-end-width="0.28cm" draw:fill="solid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4" style:family="graphic" style:parent-style-name="standard">
      <style:graphic-properties svg:stroke-width="0.05cm" svg:stroke-color="#000080" draw:marker-start-width="0.28cm" draw:marker-end-width="0.28cm" draw:fill="solid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5" style:family="graphic" style:parent-style-name="objectwithoutfill">
      <style:graphic-properties draw:stroke="dash" draw:stroke-dash="Fine_20_Dashed" svg:stroke-width="0.03cm" svg:stroke-color="#000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000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draw:stroke="dash" draw:stroke-dash="Fine_20_Dashed" svg:stroke-width="0.03cm" draw:marker-start="Line_20_Arrow" draw:marker-start-width="0.15cm" draw:marker-end-width="0.25cm" draw:stroke-linejoin="miter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dash" draw:stroke-dash="Fine_20_Dashed" svg:stroke-width="0.03cm" draw:marker-start="Line_20_Arrow" draw:marker-start-width="0.15cm" draw:marker-end-width="0.27cm" draw:stroke-linejoin="none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solid" draw:stroke-dash="Fine_20_Dashed" svg:stroke-width="0.05cm" svg:stroke-color="#8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3cm" draw:marker-start="Arrow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12" style:family="graphic" style:parent-style-name="standard">
      <style:graphic-properties draw:stroke="solid" svg:stroke-color="#0000ff" draw:fill="solid" draw:fill-color="#0099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cm" svg:stroke-color="#8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-color="#6b2394" draw:textarea-vertical-align="middle" draw:auto-grow-height="false" fo:min-height="0.749cm" fo:min-width="0.499cm"/>
    </style:style>
    <style:style style:name="gr15" style:family="graphic" style:parent-style-name="objectwithoutfill">
      <style:graphic-properties svg:stroke-width="0.05cm" svg:stroke-color="#6b2394" draw:marker-start-width="0.28cm" draw:marker-end-width="0.28cm" draw:fill="none" draw:fill-color="#cfe7e5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color="#333333" draw:fill="solid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00ff" draw:fill="solid" draw:fill-color="#000080" draw:textarea-horizontal-align="justify" draw:textarea-vertical-align="middle" draw:auto-grow-height="false"/>
    </style:style>
    <style:style style:name="gr18" style:family="graphic" style:parent-style-name="standard">
      <style:graphic-properties TexMathsArgs="13§display§\phi" draw:stroke="none" draw:fill="solid" draw:fill-color="#ffffff" draw:textarea-horizontal-align="center" draw:textarea-vertical-align="middle" draw:color-mode="standard" draw:luminance="0%" draw:contrast="0%" draw:gamma="100%" draw:red="0%" draw:green="0%" draw:blue="50%" fo:clip="rect(0cm, 0cm, 0cm, 0cm)" draw:image-opacity="100%" style:mirror="none"/>
    </style:style>
    <style:style style:name="gr19" style:family="graphic" style:parent-style-name="standard">
      <style:graphic-properties TexMathsArgs="13§display§P'" draw:stroke="none" draw:fill="solid" draw:fill-color="#ffffff" draw:textarea-horizontal-align="center" draw:textarea-vertical-align="middle" draw:color-mode="standard" draw:luminance="0%" draw:contrast="0%" draw:gamma="100%" draw:red="0%" draw:green="0%" draw:blue="50%" fo:clip="rect(0cm, 0cm, 0cm, 0cm)" draw:image-opacity="100%" style:mirror="none"/>
    </style:style>
    <style:style style:name="gr20" style:family="graphic" style:parent-style-name="standard">
      <style:graphic-properties TexMathsArgs="13§display§P" draw:stroke="none" draw:fill="none" draw:textarea-horizontal-align="center" draw:textarea-vertical-align="middle" draw:color-mode="standard" draw:luminance="0%" draw:contrast="0%" draw:gamma="100%" draw:red="0%" draw:green="0%" draw:blue="50%" fo:clip="rect(0cm, 0cm, 0cm, 0cm)" draw:image-opacity="100%" style:mirror="none"/>
    </style:style>
    <style:style style:name="gr21" style:family="graphic" style:parent-style-name="standard">
      <style:graphic-properties TexMathsArgs="13§display§\theta" draw:stroke="none" draw:fill="solid" draw:fill-color="#ffffff" draw:textarea-horizontal-align="center" draw:textarea-vertical-align="middle" draw:color-mode="standard" draw:luminance="0%" draw:contrast="0%" draw:gamma="100%" draw:red="0%" draw:green="0%" draw:blue="50%" fo:clip="rect(0cm, 0cm, 0cm, 0cm)" draw:image-opacity="100%" style:mirror="none"/>
    </style:style>
    <style:style style:name="gr22" style:family="graphic" style:parent-style-name="standard">
      <style:graphic-properties TexMathsArgs="13§display§\varTheta^z" draw:stroke="none" draw:fill="none" draw:textarea-horizontal-align="center" draw:textarea-vertical-align="middle" draw:color-mode="standard" draw:luminance="0%" draw:contrast="0%" draw:gamma="100%" draw:red="50%" draw:green="0%" draw:blue="10%" fo:clip="rect(0cm, 0cm, 0cm, 0cm)" draw:image-opacity="100%" style:mirror="none"/>
    </style:style>
    <style:style style:name="gr23" style:family="graphic" style:parent-style-name="standard">
      <style:graphic-properties TexMathsArgs="13§display§\varTheta" draw:stroke="none" draw:fill="solid" draw:fill-color="#ffffff" draw:textarea-horizontal-align="center" draw:textarea-vertical-align="middle" draw:color-mode="standard" draw:luminance="0%" draw:contrast="0%" draw:gamma="100%" draw:red="50%" draw:green="0%" draw:blue="10%" fo:clip="rect(0cm, 0cm, 0cm, 0cm)" draw:image-opacity="100%" style:mirror="none"/>
    </style:style>
    <style:style style:name="gr24" style:family="graphic" style:parent-style-name="standard">
      <style:graphic-properties TexMathsArgs="13§display§\varTheta^y" draw:stroke="none" draw:fill="solid" draw:fill-color="#ffffff" draw:textarea-horizontal-align="center" draw:textarea-vertical-align="middle" draw:color-mode="standard" draw:luminance="0%" draw:contrast="0%" draw:gamma="100%" draw:red="50%" draw:green="0%" draw:blue="0%" fo:clip="rect(0cm, 0cm, 0cm, 0cm)" draw:image-opacity="100%" style:mirror="none"/>
    </style:style>
    <style:style style:name="gr25" style:family="graphic" style:parent-style-name="standard">
      <style:graphic-properties TexMathsArgs="13§latex§\varPhi" draw:stroke="none" draw:fill="solid" draw:fill-color="#ffffff" draw:textarea-horizontal-align="center" draw:textarea-vertical-align="middle" draw:color-mode="standard" draw:luminance="0%" draw:contrast="0%" draw:gamma="100%" draw:red="50%" draw:green="0%" draw:blue="10%" fo:clip="rect(0cm, 0cm, 0cm, 0cm)" draw:image-opacity="100%" style:mirror="none"/>
    </style:style>
    <style:style style:name="gr26" style:family="graphic" style:parent-style-name="standard">
      <style:graphic-properties TexMathsArgs="13§display§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3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3§latex§\color{Blue1}Cherenkov photon hit"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3§display§\pagecolor{white}\color{Blue4}\theta_{\mathrm{Ch}}"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11.4cm" svg:x="0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7297.886150337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5.513cm" svg:height="5.623cm" draw:transform="skewX (-0.00872664625997165) rotate (-1.21300383013606) translate (7.249cm 1.992cm)">
          <text:p/>
          <draw:enhanced-geometry svg:viewBox="0 0 21600 21600" draw:mirror-horizontal="false" draw:mirror-vertical="false" draw:type="block-arc" draw:modifiers="-110.048874611803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7.517cm" svg:height="7.513cm" svg:x="1.823cm" svg:y="1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516cm" svg:height="7.513cm" svg:x="3.327cm" svg:y="1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313cm" svg:y1="4.664cm" svg:x2="9.716cm" svg:y2="2.107cm">
          <text:p/>
        </draw:line>
        <draw:line draw:style-name="gr6" draw:text-style-name="P1" draw:layer="layout" svg:x1="5.582cm" svg:y1="5.563cm" svg:x2="9.716cm" svg:y2="2.107cm">
          <text:p/>
        </draw:line>
        <draw:line draw:style-name="gr7" draw:text-style-name="P1" draw:layer="layout" svg:x1="5.58cm" svg:y1="0.98cm" svg:x2="5.58cm" svg:y2="5.584cm">
          <text:p/>
        </draw:line>
        <draw:line draw:style-name="gr8" draw:text-style-name="P1" draw:layer="layout" svg:x1="10.581cm" svg:y1="5.571cm" svg:x2="5.581cm" svg:y2="5.571cm">
          <text:p/>
        </draw:line>
        <draw:line draw:style-name="gr9" draw:text-style-name="P1" draw:layer="layout" svg:x1="5.582cm" svg:y1="5.564cm" svg:x2="7.311cm" svg:y2="4.662cm">
          <text:p/>
        </draw:line>
        <draw:custom-shape draw:style-name="gr10" draw:text-style-name="P1" draw:layer="layout" svg:width="2.612cm" svg:height="2.938cm" draw:transform="skewX (-0.0710349005561692) rotate (-1.3543754995476) translate (6.78cm 3.917cm)">
          <text:p/>
          <draw:enhanced-geometry svg:viewBox="0 0 21600 21600" draw:mirror-horizontal="false" draw:mirror-vertical="false" draw:type="block-arc" draw:modifiers="-105.90101821541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0.227cm" svg:height="1.877cm" draw:transform="skewX (-0.000523598775598274) rotate (-0.878249679603546) translate (6.864cm 4.111cm)">
          <text:p/>
          <draw:enhanced-geometry svg:viewBox="0 0 21600 21600" draw:mirror-horizontal="false" draw:mirror-vertical="false" draw:glue-points="21600 0 0 10800 21600 21600" draw:text-areas="13800 ?f9 21600 ?f10" draw:type="left-brace" draw:modifiers="2349.164969450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15cm" svg:height="0.151cm" svg:x="9.641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31cm" svg:y1="4.662cm" svg:x2="7.31cm" svg:y2="5.564cm">
          <text:p/>
        </draw:line>
        <draw:line draw:style-name="gr13" draw:text-style-name="P1" draw:layer="layout" svg:x1="5.582cm" svg:y1="5.563cm" svg:x2="7.311cm" svg:y2="5.563cm">
          <text:p/>
        </draw:line>
        <draw:custom-shape draw:style-name="gr14" draw:text-style-name="P1" draw:layer="layout" svg:width="1.203cm" svg:height="1.202cm" draw:transform="rotate (-1.08332586671288) translate (6.057cm 4.6cm)">
          <text:p/>
          <draw:enhanced-geometry draw:glue-point-type="segments" draw:type="mso-spt100" draw:modifiers="-90 -102.3890529700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5" draw:text-style-name="P1" draw:layer="layout" svg:x1="5.582cm" svg:y1="5.566cm" svg:x2="7.052cm" svg:y2="4.337cm">
          <text:p/>
        </draw:line>
        <draw:custom-shape draw:style-name="gr16" draw:text-style-name="P1" draw:layer="layout" svg:width="0.15cm" svg:height="0.151cm" svg:x="5.508cm" svg:y="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15cm" svg:height="0.151cm" svg:x="7.243cm" svg:y="4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0.242cm" svg:height="0.413cm" svg:x="8.063cm" svg:y="4.418cm">
          <draw:image xlink:href="Pictures/2000000A000000BC0000013F0AAEAA02.svm" xlink:type="simple" xlink:show="embed" xlink:actuate="onLoad">
            <text:p/>
          </draw:image>
        </draw:frame>
        <draw:frame draw:style-name="gr19" draw:text-style-name="P1" draw:layer="layout" svg:width="0.437cm" svg:height="0.371cm" svg:x="7.414cm" svg:y="4.503cm">
          <draw:image xlink:href="Pictures/20000012000001510000011E1119C562.svm" xlink:type="simple" xlink:show="embed" xlink:actuate="onLoad">
            <text:p/>
          </draw:image>
        </draw:frame>
        <draw:frame draw:style-name="gr20" draw:text-style-name="P1" draw:layer="layout" svg:width="0.329cm" svg:height="0.315cm" svg:x="5.143cm" svg:y="5.67cm">
          <draw:image xlink:href="Pictures/2000000A000000FE000000F31B1A7BCE.svm" xlink:type="simple" xlink:show="embed" xlink:actuate="onLoad">
            <text:p/>
          </draw:image>
        </draw:frame>
        <draw:frame draw:style-name="gr21" draw:text-style-name="P1" draw:layer="layout" svg:width="0.191cm" svg:height="0.33cm" svg:x="7.455cm" svg:y="3.67cm">
          <draw:image xlink:href="Pictures/2000000A00000094000000FFF4CA361C.svm" xlink:type="simple" xlink:show="embed" xlink:actuate="onLoad">
            <text:p/>
          </draw:image>
        </draw:frame>
        <draw:frame draw:style-name="gr22" draw:text-style-name="P1" draw:layer="layout" svg:width="0.51cm" svg:height="0.342cm" svg:x="6.384cm" svg:y="5.694cm">
          <draw:image xlink:href="Pictures/200000120000018900000108F85DF76E.svm" xlink:type="simple" xlink:show="embed" xlink:actuate="onLoad">
            <text:p/>
          </draw:image>
        </draw:frame>
        <draw:frame draw:style-name="gr23" draw:text-style-name="P1" draw:layer="layout" svg:width="0.319cm" svg:height="0.334cm" svg:x="6.357cm" svg:y="4.953cm">
          <draw:image xlink:href="Pictures/2000000A000000F7000001026851645F.svm" xlink:type="simple" xlink:show="embed" xlink:actuate="onLoad">
            <text:p/>
          </draw:image>
        </draw:frame>
        <draw:frame draw:style-name="gr24" draw:text-style-name="P1" draw:layer="layout" svg:width="0.521cm" svg:height="0.342cm" svg:x="7.398cm" svg:y="4.962cm">
          <draw:image xlink:href="Pictures/2000001200000192000001090A286E66.svm" xlink:type="simple" xlink:show="embed" xlink:actuate="onLoad">
            <text:p/>
          </draw:image>
        </draw:frame>
        <draw:frame draw:style-name="gr25" draw:text-style-name="P1" draw:layer="layout" svg:width="0.286cm" svg:height="0.315cm" svg:x="6.93cm" svg:y="5.01cm">
          <draw:image xlink:href="Pictures/2000000A000000DD000000F3EF1F5CA3.svm" xlink:type="simple" xlink:show="embed" xlink:actuate="onLoad">
            <text:p/>
          </draw:image>
        </draw:frame>
        <draw:frame draw:style-name="gr26" draw:text-style-name="P1" draw:layer="layout" svg:width="0.213cm" svg:height="0.298cm" svg:x="5.093cm" svg:y="1.006cm">
          <draw:image xlink:href="Pictures/2000000A000000A5000000E621BCF665.svm" xlink:type="simple" xlink:show="embed" xlink:actuate="onLoad">
            <text:p/>
          </draw:image>
        </draw:frame>
        <draw:frame draw:style-name="gr27" draw:text-style-name="P1" draw:layer="layout" svg:width="0.196cm" svg:height="0.209cm" svg:x="10.143cm" svg:y="5.82cm">
          <draw:image xlink:href="Pictures/2000000A00000098000000A2F62FC429.svm" xlink:type="simple" xlink:show="embed" xlink:actuate="onLoad">
            <text:p/>
          </draw:image>
        </draw:frame>
        <draw:frame draw:style-name="gr28" draw:text-style-name="P1" draw:layer="layout" svg:width="4.315cm" svg:height="0.41cm" svg:x="5.638cm" svg:y="1.568cm">
          <draw:image xlink:href="Pictures/2000000A00000CF80000013C6285C6A7.svm" xlink:type="simple" xlink:show="embed" xlink:actuate="onLoad">
            <text:p/>
          </draw:image>
        </draw:frame>
        <draw:frame draw:style-name="gr29" draw:text-style-name="P1" draw:layer="layout" svg:width="0.645cm" svg:height="0.398cm" svg:x="8.357cm" svg:y="3.344cm">
          <draw:image xlink:href="Pictures/2000001A000001F1000001335865BB64.svm" xlink:type="simple" xlink:show="embed" xlink:actuate="onLoad">
            <text:p/>
          </draw:image>
        </draw:frame>
        <draw:frame draw:style-name="gr30" draw:text-style-name="P1" draw:layer="layout" svg:width="5.586cm" svg:height="0.454cm" svg:x="0.719cm" svg:y="4.123cm">
          <draw:image xlink:href="Pictures/10000000000003FF000000531691F266.png" xlink:type="simple" xlink:show="embed" xlink:actuate="onLoad">
            <text:p/>
          </draw:image>
          <svg:title>TexMaths</svg:title>
          <svg:desc>13§latex§\pagecolor{white}{\color{Blue4}\delta\theta=\theta-\theta_{\mathrm{Ch}}\approx\varTheta\cos(\phi-\varPhi)}§png§600§FALSE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cm" fo:page-height="11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5T16:05:48</meta:creation-date>
    <dc:date>2014-05-07T21:40:22.526149537</dc:date>
    <meta:editing-duration>P3DT3H3M31S</meta:editing-duration>
    <meta:editing-cycles>31</meta:editing-cycles>
    <meta:generator>LibreOffice/4.2.3.3$Linux_X86_64 LibreOffice_project/420$Build-3</meta:generator>
    <meta:document-statistic meta:object-count="31"/>
    <meta:user-defined meta:name="TexMathsPreamble">\usepackage{amsmath}§\usepackage{amssymb}§\usepackage[usenames, x11names]{x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